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8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9.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1.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2.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3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5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.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7.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8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1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2.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3.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4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5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6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7.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8.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9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30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0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31.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2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2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3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3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34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34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01:30.185884136</meta:creation-date>
    <dc:date>2021-12-10T11:12:25.320909344</dc:date>
    <meta:editing-duration>PT10M55S</meta:editing-duration>
    <meta:editing-cycles>1</meta:editing-cycles>
    <meta:document-statistic meta:table-count="1" meta:cell-count="339" meta:object-count="0"/>
    <meta:generator>LibreOffice/6.4.7.2$Linux_X86_64 LibreOffice_project/40$Build-2</meta:generator>
  </office:meta>
</office:document-meta>
</file>